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399cm" style:rel-column-width="16958*"/>
    </style:style>
    <style:style style:name="Table1.B" style:family="table-column">
      <style:table-column-properties style:column-width="2.099cm" style:rel-column-width="8091*"/>
    </style:style>
    <style:style style:name="Table1.C" style:family="table-column">
      <style:table-column-properties style:column-width="2cm" style:rel-column-width="7710*"/>
    </style:style>
    <style:style style:name="Table1.D" style:family="table-column">
      <style:table-column-properties style:column-width="2.835cm" style:rel-column-width="10927*"/>
    </style:style>
    <style:style style:name="Table1.E" style:family="table-column">
      <style:table-column-properties style:column-width="2.833cm" style:rel-column-width="10920*"/>
    </style:style>
    <style:style style:name="Table1.F" style:family="table-column">
      <style:table-column-properties style:column-width="2.835cm" style:rel-column-width="109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21fa" officeooo:paragraph-rsid="001a21fa"/>
    </style:style>
    <style:style style:name="P2" style:family="paragraph" style:parent-style-name="Standard">
      <style:text-properties officeooo:rsid="0038119d" officeooo:paragraph-rsid="0038119d"/>
    </style:style>
    <style:style style:name="P3" style:family="paragraph" style:parent-style-name="Standard">
      <style:text-properties officeooo:rsid="003a5fe1" officeooo:paragraph-rsid="003a5fe1"/>
    </style:style>
    <style:style style:name="P4" style:family="paragraph" style:parent-style-name="Standard">
      <style:text-properties officeooo:rsid="004d5e90" officeooo:paragraph-rsid="004d5e90"/>
    </style:style>
    <style:style style:name="P5" style:family="paragraph" style:parent-style-name="Standard">
      <style:text-properties officeooo:rsid="0063dae8" officeooo:paragraph-rsid="0063dae8"/>
    </style:style>
    <style:style style:name="P6" style:family="paragraph" style:parent-style-name="Table_20_Contents">
      <style:text-properties officeooo:rsid="001a21fa" officeooo:paragraph-rsid="001a21fa"/>
    </style:style>
    <style:style style:name="P7" style:family="paragraph" style:parent-style-name="Table_20_Contents">
      <style:text-properties officeooo:rsid="001c191a" officeooo:paragraph-rsid="001c191a"/>
    </style:style>
    <style:style style:name="P8" style:family="paragraph" style:parent-style-name="Table_20_Contents">
      <style:text-properties officeooo:rsid="001c191a" officeooo:paragraph-rsid="003ea859"/>
    </style:style>
    <style:style style:name="P9" style:family="paragraph" style:parent-style-name="Table_20_Contents">
      <style:text-properties officeooo:rsid="001e0dc2" officeooo:paragraph-rsid="001e0dc2"/>
    </style:style>
    <style:style style:name="P10" style:family="paragraph" style:parent-style-name="Table_20_Contents">
      <style:text-properties officeooo:rsid="001e4786" officeooo:paragraph-rsid="001e4786"/>
    </style:style>
    <style:style style:name="P11" style:family="paragraph" style:parent-style-name="Table_20_Contents">
      <style:text-properties officeooo:rsid="001e4786" officeooo:paragraph-rsid="003ea859"/>
    </style:style>
    <style:style style:name="P12" style:family="paragraph" style:parent-style-name="Table_20_Contents">
      <style:text-properties officeooo:rsid="001fe144" officeooo:paragraph-rsid="001fe144"/>
    </style:style>
    <style:style style:name="P13" style:family="paragraph" style:parent-style-name="Table_20_Contents">
      <style:text-properties officeooo:rsid="001fe144" officeooo:paragraph-rsid="003ea859"/>
    </style:style>
    <style:style style:name="P14" style:family="paragraph" style:parent-style-name="Table_20_Contents">
      <style:text-properties officeooo:rsid="00237943" officeooo:paragraph-rsid="00237943"/>
    </style:style>
    <style:style style:name="P15" style:family="paragraph" style:parent-style-name="Table_20_Contents">
      <style:text-properties officeooo:rsid="0024cde4" officeooo:paragraph-rsid="0024cde4"/>
    </style:style>
    <style:style style:name="P16" style:family="paragraph" style:parent-style-name="Table_20_Contents">
      <style:text-properties officeooo:rsid="002648ba" officeooo:paragraph-rsid="002648ba"/>
    </style:style>
    <style:style style:name="P17" style:family="paragraph" style:parent-style-name="Table_20_Contents">
      <style:text-properties officeooo:rsid="0027831a" officeooo:paragraph-rsid="0027831a"/>
    </style:style>
    <style:style style:name="P18" style:family="paragraph" style:parent-style-name="Table_20_Contents">
      <style:text-properties officeooo:rsid="00278609" officeooo:paragraph-rsid="00278609"/>
    </style:style>
    <style:style style:name="P19" style:family="paragraph" style:parent-style-name="Table_20_Contents">
      <style:text-properties officeooo:rsid="002b0ae2" officeooo:paragraph-rsid="002b0ae2"/>
    </style:style>
    <style:style style:name="P20" style:family="paragraph" style:parent-style-name="Table_20_Contents">
      <style:text-properties officeooo:rsid="002d160a" officeooo:paragraph-rsid="002d160a"/>
    </style:style>
    <style:style style:name="P21" style:family="paragraph" style:parent-style-name="Table_20_Contents">
      <style:text-properties officeooo:rsid="002fdad1" officeooo:paragraph-rsid="002fdad1"/>
    </style:style>
    <style:style style:name="P22" style:family="paragraph" style:parent-style-name="Table_20_Contents">
      <style:text-properties officeooo:rsid="003132d1" officeooo:paragraph-rsid="0032b34b"/>
    </style:style>
    <style:style style:name="P23" style:family="paragraph" style:parent-style-name="Table_20_Contents">
      <style:text-properties officeooo:rsid="0032b34b" officeooo:paragraph-rsid="0032b34b"/>
    </style:style>
    <style:style style:name="P24" style:family="paragraph" style:parent-style-name="Table_20_Contents">
      <style:text-properties officeooo:rsid="0032b34b" officeooo:paragraph-rsid="00377cba"/>
    </style:style>
    <style:style style:name="P25" style:family="paragraph" style:parent-style-name="Table_20_Contents">
      <style:text-properties officeooo:rsid="003623b0" officeooo:paragraph-rsid="003623b0"/>
    </style:style>
    <style:style style:name="P26" style:family="paragraph" style:parent-style-name="Table_20_Contents">
      <style:text-properties officeooo:rsid="00374ea4" officeooo:paragraph-rsid="00374ea4"/>
    </style:style>
    <style:style style:name="P27" style:family="paragraph" style:parent-style-name="Table_20_Contents">
      <style:text-properties officeooo:rsid="0037ad97" officeooo:paragraph-rsid="0037ad97"/>
    </style:style>
    <style:style style:name="P28" style:family="paragraph" style:parent-style-name="Table_20_Contents">
      <style:text-properties officeooo:rsid="003b2dc4" officeooo:paragraph-rsid="003b2dc4"/>
    </style:style>
    <style:style style:name="P29" style:family="paragraph" style:parent-style-name="Table_20_Contents">
      <style:text-properties officeooo:rsid="003ca669" officeooo:paragraph-rsid="003ca669"/>
    </style:style>
    <style:style style:name="P30" style:family="paragraph" style:parent-style-name="Table_20_Contents">
      <style:text-properties officeooo:rsid="003ea859" officeooo:paragraph-rsid="003ea859"/>
    </style:style>
    <style:style style:name="P31" style:family="paragraph" style:parent-style-name="Table_20_Contents">
      <style:text-properties officeooo:rsid="003fb4b5" officeooo:paragraph-rsid="003fb4b5"/>
    </style:style>
    <style:style style:name="P32" style:family="paragraph" style:parent-style-name="Table_20_Contents">
      <style:text-properties officeooo:rsid="002b5f26" officeooo:paragraph-rsid="002b5f26"/>
    </style:style>
    <style:style style:name="P33" style:family="paragraph" style:parent-style-name="Table_20_Contents">
      <style:paragraph-properties fo:text-align="center" style:justify-single-word="false"/>
      <style:text-properties officeooo:rsid="0041a220" officeooo:paragraph-rsid="0041a220"/>
    </style:style>
    <style:style style:name="P34" style:family="paragraph" style:parent-style-name="Table_20_Contents">
      <style:text-properties officeooo:rsid="0041c5d0" officeooo:paragraph-rsid="0041c5d0"/>
    </style:style>
    <style:style style:name="P35" style:family="paragraph" style:parent-style-name="Table_20_Contents">
      <style:text-properties officeooo:rsid="004417d2" officeooo:paragraph-rsid="004417d2"/>
    </style:style>
    <style:style style:name="P36" style:family="paragraph" style:parent-style-name="Table_20_Contents">
      <style:text-properties officeooo:rsid="00446eda" officeooo:paragraph-rsid="00446eda"/>
    </style:style>
    <style:style style:name="P37" style:family="paragraph" style:parent-style-name="Table_20_Contents">
      <style:text-properties officeooo:rsid="00463750" officeooo:paragraph-rsid="00463750"/>
    </style:style>
    <style:style style:name="P38" style:family="paragraph" style:parent-style-name="Table_20_Contents">
      <style:text-properties officeooo:rsid="004648d5" officeooo:paragraph-rsid="004648d5"/>
    </style:style>
    <style:style style:name="P39" style:family="paragraph" style:parent-style-name="Table_20_Contents">
      <style:text-properties officeooo:rsid="00482369" officeooo:paragraph-rsid="00482369"/>
    </style:style>
    <style:style style:name="P40" style:family="paragraph" style:parent-style-name="Table_20_Contents">
      <style:text-properties officeooo:rsid="0048f5c9" officeooo:paragraph-rsid="0048f5c9"/>
    </style:style>
    <style:style style:name="P41" style:family="paragraph" style:parent-style-name="Table_20_Contents">
      <style:text-properties officeooo:rsid="004a97e2" officeooo:paragraph-rsid="004a97e2"/>
    </style:style>
    <style:style style:name="P42" style:family="paragraph" style:parent-style-name="Table_20_Contents">
      <style:text-properties officeooo:rsid="00608dce" officeooo:paragraph-rsid="00608dce"/>
    </style:style>
    <style:style style:name="P43" style:family="paragraph" style:parent-style-name="Table_20_Contents">
      <style:text-properties officeooo:rsid="0065bd67" officeooo:paragraph-rsid="0065bd67"/>
    </style:style>
    <style:style style:name="P44" style:family="paragraph" style:parent-style-name="Table_20_Contents">
      <style:text-properties officeooo:rsid="00668851" officeooo:paragraph-rsid="00668851"/>
    </style:style>
    <style:style style:name="P45" style:family="paragraph" style:parent-style-name="Table_20_Contents">
      <style:text-properties officeooo:rsid="0068d158" officeooo:paragraph-rsid="0068d158"/>
    </style:style>
    <style:style style:name="P46" style:family="paragraph" style:parent-style-name="Table_20_Contents">
      <style:text-properties officeooo:rsid="00690889" officeooo:paragraph-rsid="00690889"/>
    </style:style>
    <style:style style:name="P47" style:family="paragraph" style:parent-style-name="Table_20_Contents">
      <style:text-properties officeooo:rsid="006a4302" officeooo:paragraph-rsid="006a4302"/>
    </style:style>
    <style:style style:name="P48" style:family="paragraph" style:parent-style-name="Table_20_Contents">
      <style:text-properties officeooo:rsid="006b959e" officeooo:paragraph-rsid="006b959e"/>
    </style:style>
    <style:style style:name="P49" style:family="paragraph" style:parent-style-name="Table_20_Contents">
      <style:text-properties officeooo:rsid="006d7948" officeooo:paragraph-rsid="006d7948"/>
    </style:style>
    <style:style style:name="P50" style:family="paragraph" style:parent-style-name="Table_20_Contents">
      <style:text-properties officeooo:rsid="006ebf07" officeooo:paragraph-rsid="006ebf07"/>
    </style:style>
    <style:style style:name="P51" style:family="paragraph" style:parent-style-name="Table_20_Contents">
      <style:text-properties officeooo:rsid="006fd90d" officeooo:paragraph-rsid="006fd90d"/>
    </style:style>
    <style:style style:name="P52" style:family="paragraph" style:parent-style-name="Standard" style:list-style-name="L1">
      <style:text-properties officeooo:rsid="0039e194" officeooo:paragraph-rsid="0039e194"/>
    </style:style>
    <style:style style:name="P53" style:family="paragraph" style:parent-style-name="Standard" style:list-style-name="L1">
      <style:text-properties officeooo:rsid="0052dafc" officeooo:paragraph-rsid="0052dafc"/>
    </style:style>
    <style:style style:name="P54" style:family="paragraph" style:parent-style-name="Standard" style:list-style-name="L1">
      <style:text-properties officeooo:rsid="004ea9e8" officeooo:paragraph-rsid="004ea9e8"/>
    </style:style>
    <style:style style:name="P55" style:family="paragraph" style:parent-style-name="Standard" style:list-style-name="L1">
      <style:text-properties officeooo:rsid="003a5fe1" officeooo:paragraph-rsid="003a5fe1"/>
    </style:style>
    <style:style style:name="P56" style:family="paragraph" style:parent-style-name="Standard" style:list-style-name="L1">
      <style:text-properties officeooo:rsid="004f587b" officeooo:paragraph-rsid="004f587b"/>
    </style:style>
    <style:style style:name="P57" style:family="paragraph" style:parent-style-name="Standard" style:list-style-name="L1">
      <style:text-properties officeooo:rsid="00537f5e" officeooo:paragraph-rsid="00537f5e"/>
    </style:style>
    <style:style style:name="P58" style:family="paragraph" style:parent-style-name="Standard" style:list-style-name="L1">
      <style:text-properties officeooo:rsid="00543d4d" officeooo:paragraph-rsid="00543d4d"/>
    </style:style>
    <style:style style:name="P59" style:family="paragraph" style:parent-style-name="Standard" style:list-style-name="L1">
      <style:text-properties officeooo:rsid="00582a8c" officeooo:paragraph-rsid="00582a8c"/>
    </style:style>
    <style:style style:name="P60" style:family="paragraph" style:parent-style-name="Standard" style:list-style-name="L1">
      <style:text-properties officeooo:rsid="005ae100" officeooo:paragraph-rsid="005ae100"/>
    </style:style>
    <style:style style:name="P61" style:family="paragraph" style:parent-style-name="Standard" style:list-style-name="L1">
      <style:text-properties officeooo:rsid="005cd66a" officeooo:paragraph-rsid="005cd66a"/>
    </style:style>
    <style:style style:name="P62" style:family="paragraph" style:parent-style-name="Standard" style:list-style-name="L1">
      <style:text-properties officeooo:rsid="005d7678" officeooo:paragraph-rsid="005d7678"/>
    </style:style>
    <style:style style:name="P63" style:family="paragraph" style:parent-style-name="Standard" style:list-style-name="L1">
      <style:text-properties officeooo:rsid="005ed4df" officeooo:paragraph-rsid="005ed4df"/>
    </style:style>
    <style:style style:name="P64" style:family="paragraph" style:parent-style-name="Standard" style:list-style-name="L1">
      <style:text-properties officeooo:rsid="005df78b" officeooo:paragraph-rsid="005df78b"/>
    </style:style>
    <style:style style:name="P65" style:family="paragraph" style:parent-style-name="Standard" style:list-style-name="L1">
      <style:text-properties officeooo:rsid="003b2dc4" officeooo:paragraph-rsid="003b2dc4"/>
    </style:style>
    <style:style style:name="P66" style:family="paragraph" style:parent-style-name="Standard" style:list-style-name="L1">
      <style:text-properties officeooo:rsid="005f65db" officeooo:paragraph-rsid="005f65db"/>
    </style:style>
    <style:style style:name="P67" style:family="paragraph" style:parent-style-name="Standard" style:list-style-name="L2">
      <style:text-properties officeooo:rsid="001a21fa" officeooo:paragraph-rsid="001a21fa"/>
    </style:style>
    <style:style style:name="P68" style:family="paragraph" style:parent-style-name="Standard" style:list-style-name="L2">
      <style:text-properties officeooo:rsid="002e2b77" officeooo:paragraph-rsid="002e2b77"/>
    </style:style>
    <style:style style:name="P69" style:family="paragraph" style:parent-style-name="Standard" style:list-style-name="L2">
      <style:text-properties officeooo:rsid="0021a70f" officeooo:paragraph-rsid="0021a70f"/>
    </style:style>
    <style:style style:name="P70" style:family="paragraph" style:parent-style-name="Table_20_Contents" style:list-style-name="L3">
      <style:text-properties officeooo:rsid="0063044a" officeooo:paragraph-rsid="0063044a"/>
    </style:style>
    <style:style style:name="T1" style:family="text">
      <style:text-properties officeooo:rsid="00377cba"/>
    </style:style>
    <style:style style:name="T2" style:family="text">
      <style:text-properties officeooo:rsid="0039e194"/>
    </style:style>
    <style:style style:name="T3" style:family="text">
      <style:text-properties officeooo:rsid="0040fbfe"/>
    </style:style>
    <style:style style:name="T4" style:family="text">
      <style:text-properties officeooo:rsid="0048f1b1"/>
    </style:style>
    <style:style style:name="T5" style:family="text">
      <style:text-properties officeooo:rsid="00505205"/>
    </style:style>
    <style:style style:name="T6" style:family="text">
      <style:text-properties officeooo:rsid="0051bdc0"/>
    </style:style>
    <style:style style:name="T7" style:family="text">
      <style:text-properties officeooo:rsid="0052dafc"/>
    </style:style>
    <style:style style:name="T8" style:family="text">
      <style:text-properties officeooo:rsid="00557e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nt-End Developer</text:p>
      <text:p text:style-name="P1"/>
      <text:p text:style-name="P3">Basic Javascript <text:a xlink:type="simple" xlink:href="https://developer.mozilla.org/en-US/docs/Web/JavaScript/A_re-introduction_to_JavaScript" text:style-name="Internet_20_link" text:visited-style-name="Visited_20_Internet_20_Link">https://developer.mozilla.org/en-US/docs/Web/JavaScript/A_re-introduction_to_JavaScript</text:a> </text:p>
      <text:p text:style-name="P4">Bitwise Javascript <text:a xlink:type="simple" xlink:href="https://developer.mozilla.org/en-US/docs/Web/JavaScript/Reference/Operators/Bitwise_Operators" text:style-name="Internet_20_link" text:visited-style-name="Visited_20_Internet_20_Link">https://developer.mozilla.org/en-US/docs/Web/JavaScript/Reference/Operators/Bitwise_Operators</text:a> </text:p>
      <text:p text:style-name="P5">ReactJS Tutorial <text:a xlink:type="simple" xlink:href="https://facebook.github.io/react/tutorial/tutorial.html" text:style-name="Internet_20_link" text:visited-style-name="Visited_20_Internet_20_Link">https://facebook.github.io/react/tutorial/tutorial.html</text:a> 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Skill/Tool</text:p>
          </table:table-cell>
          <table:table-cell table:style-name="Table1.A1" office:value-type="string">
            <text:p text:style-name="P6">Priority </text:p>
          </table:table-cell>
          <table:table-cell table:style-name="Table1.A1" office:value-type="string">
            <text:p text:style-name="P6">Difficulty</text:p>
          </table:table-cell>
          <table:table-cell table:style-name="Table1.A1" office:value-type="string">
            <text:p text:style-name="P23">Checklist</text:p>
          </table:table-cell>
          <table:table-cell table:style-name="Table1.A1" office:value-type="string">
            <text:p text:style-name="P16">Progress</text:p>
          </table:table-cell>
          <table:table-cell table:style-name="Table1.F1" office:value-type="string">
            <text:p text:style-name="P20">Date of Completion</text:p>
          </table:table-cell>
        </table:table-row>
        <table:table-row>
          <table:table-cell table:style-name="Table1.A2" office:value-type="string">
            <text:p text:style-name="P2"><text:span text:style-name="T2">Basic </text:span>Javascript</text:p>
            <text:list xml:id="list4907237756333869986" text:style-name="L1">
              <text:list-item>
                <text:p text:style-name="P52">types</text:p>
              </text:list-item>
              <text:list-item>
                <text:p text:style-name="P52">operators</text:p>
                <text:list>
                  <text:list-item>
                    <text:p text:style-name="P53">for loops</text:p>
                    <text:list>
                      <text:list-item>
                        <text:p text:style-name="P54"><text:span text:style-name="T7">let</text:span>...in</text:p>
                      </text:list-item>
                      <text:list-item>
                        <text:p text:style-name="P54"><text:span text:style-name="T6">let</text:span>...of</text:p>
                      </text:list-item>
                    </text:list>
                  </text:list-item>
                  <text:list-item>
                    <text:p text:style-name="P54">ternary operator ?</text:p>
                  </text:list-item>
                </text:list>
              </text:list-item>
              <text:list-item>
                <text:p text:style-name="P55">Objects:</text:p>
                <text:list>
                  <text:list-item>
                    <text:p text:style-name="P56">object prototype</text:p>
                  </text:list-item>
                </text:list>
              </text:list-item>
              <text:list-item>
                <text:p text:style-name="P55">arrays</text:p>
                <text:list>
                  <text:list-item>
                    <text:p text:style-name="P55">.<text:span text:style-name="T5">reverse</text:span></text:p>
                  </text:list-item>
                </text:list>
              </text:list-item>
              <text:list-item>
                <text:p text:style-name="P55">functions</text:p>
                <text:list>
                  <text:list-item>
                    <text:p text:style-name="P57">spread syntax</text:p>
                  </text:list-item>
                  <text:list-item>
                    <text:p text:style-name="P58">apply<text:span text:style-name="T8">()</text:span></text:p>
                  </text:list-item>
                  <text:list-item>
                    <text:p text:style-name="P59">anonymous functions</text:p>
                  </text:list-item>
                  <text:list-item>
                    <text:p text:style-name="P59">IIFEs</text:p>
                  </text:list-item>
                </text:list>
              </text:list-item>
              <text:list-item>
                <text:p text:style-name="P55">custom objects</text:p>
                <text:list>
                  <text:list-item>
                    <text:p text:style-name="P60">this keyword</text:p>
                  </text:list-item>
                  <text:list-item>
                    <text:p text:style-name="P61">new keyword → please capitalise these objects</text:p>
                  </text:list-item>
                  <text:list-item>
                    <text:p text:style-name="P62">prototype keyword and prototype chain</text:p>
                  </text:list-item>
                  <text:list-item>
                    <text:p text:style-name="P63">rest arguments</text:p>
                  </text:list-item>
                  <text:list-item>
                    <text:p text:style-name="P64">call()</text:p>
                  </text:list-item>
                </text:list>
              </text:list-item>
              <text:list-item>
                <text:p text:style-name="P65">inner functions</text:p>
              </text:list-item>
              <text:list-item>
                <text:p text:style-name="P65">closures</text:p>
                <text:list>
                  <text:list-item>
                    <text:p text:style-name="P66">scope chain</text:p>
                  </text:list-item>
                </text:list>
              </text:list-item>
            </text:list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Just read through this, and make sure you go back and remember the key details</text:p>
          </table:table-cell>
          <table:table-cell table:style-name="Table1.A2" office:value-type="string">
            <text:p text:style-name="P42">Complete </text:p>
          </table:table-cell>
          <table:table-cell table:style-name="Table1.F2" office:value-type="string">
            <text:p text:style-name="P28">27/5/2017</text:p>
          </table:table-cell>
        </table:table-row>
        <table:table-row>
          <table:table-cell table:style-name="Table1.A2" office:value-type="string">
            <text:p text:style-name="P18">Javascript DOM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34">Read the w3schools <text:soft-page-break/>tutorial</text:p>
          </table:table-cell>
          <table:table-cell table:style-name="Table1.A2" office:value-type="string">
            <text:p text:style-name="P19">Complete</text:p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Javascript BOM</text:p>
            <text:p text:style-name="P48"/>
            <text:p text:style-name="P48"/>
            <text:p text:style-name="P48"/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34">Read the w3schools tutorial</text:p>
          </table:table-cell>
          <table:table-cell table:style-name="Table1.A2" office:value-type="string">
            <text:p text:style-name="P50">Complete</text:p>
          </table:table-cell>
          <table:table-cell table:style-name="Table1.F2" office:value-type="string">
            <text:p text:style-name="P35">30/5/2017</text:p>
          </table:table-cell>
        </table:table-row>
        <table:table-row>
          <table:table-cell table:style-name="Table1.A2" office:value-type="string">
            <text:p text:style-name="P1">HTML5/CSS3</text:p>
            <text:list xml:id="list834745284513878803" text:style-name="L2">
              <text:list-item>
                <text:p text:style-name="P67">Build own grid layout</text:p>
              </text:list-item>
              <text:list-item>
                <text:p text:style-name="P68">bootstrap</text:p>
              </text:list-item>
              <text:list-item>
                <text:p text:style-name="P69">flexbox</text:p>
              </text:list-item>
            </text:list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3 </text:p>
          </table:table-cell>
          <table:table-cell table:style-name="Table1.A2" office:value-type="string">
            <text:p text:style-name="P22">build a small app using grid layout and flexbox</text:p>
          </table:table-cell>
          <table:table-cell table:style-name="Table1.A2" office:value-type="string">
            <text:p text:style-name="P44">2</text:p>
          </table:table-cell>
          <table:table-cell table:style-name="Table1.F2" office:value-type="string">
            <text:p text:style-name="P21">28/5/2017</text:p>
          </table:table-cell>
        </table:table-row>
        <table:table-row>
          <table:table-cell table:style-name="Table1.A2" office:value-type="string">
            <text:p text:style-name="P7">Javascript Scope and Closures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P23">31/5/2017</text:p>
          </table:table-cell>
        </table:table-row>
        <table:table-row>
          <table:table-cell table:style-name="Table1.A2" office:value-type="string">
            <text:p text:style-name="P7">Javascript this and Object Prototypes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P24"><text:span text:style-name="T1">2</text:span>/<text:span text:style-name="T1">6</text:span>/2017</text:p>
          </table:table-cell>
        </table:table-row>
        <table:table-row>
          <table:table-cell table:style-name="Table1.A2" office:value-type="string">
            <text:p text:style-name="P7">Javascript Async and Performance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P27">4/6/2017</text:p>
          </table:table-cell>
        </table:table-row>
        <table:table-row>
          <table:table-cell table:style-name="Table1.A2" office:value-type="string">
            <text:p text:style-name="P7">Javascript ES6 + Beyond</text:p>
            <text:list xml:id="list5058961214730457" text:style-name="L3">
              <text:list-item>
                <text:p text:style-name="P70">()=&gt;</text:p>
              </text:list-item>
            </text:list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43">0</text:p>
          </table:table-cell>
          <table:table-cell table:style-name="Table1.F2" office:value-type="string">
            <text:p text:style-name="P27">6/6/2017</text:p>
          </table:table-cell>
        </table:table-row>
        <table:table-row>
          <table:table-cell table:style-name="Table1.A2" office:value-type="string">
            <text:p text:style-name="P13">ReactJS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36">ReactJS tutorial, implement on your own projects</text:p>
          </table:table-cell>
          <table:table-cell table:style-name="Table1.A2" office:value-type="string">
            <text:p text:style-name="P51">Complete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Npm and NodeJS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36">W3schools tutorials, implement on your own project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Unit Testing/TDD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6">Implement onto your own project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Visual Studio Code Debugging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9">Read through documentation, <text:span text:style-name="T4">start using in projects</text:span></text:p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Mozilla Firefox Debugging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9">Read through documentation, <text:span text:style-name="T4">start using in own projects</text:span></text:p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0">Heroku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36">Deploy your projects on heroku</text:p>
          </table:table-cell>
          <table:table-cell table:style-name="Table1.A2" office:value-type="string">
            <text:p text:style-name="P45">1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OpenCS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36">Deploy your projects using this framework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Discrete Mathematics/Graph Theory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37">Skim through textbook, get main point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DataStructure and Algorithms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31">Read through the Grokking book <text:span text:style-name="T3">2</text:span> points,</text:p>
            <text:p text:style-name="P31">implement each one in language <text:span text:style-name="T3">3</text:span>, go through CLRS book for missed points <text:span text:style-name="T3">3</text:span> </text:p>
          </table:table-cell>
          <table:table-cell table:style-name="Table1.A2" office:value-type="string">
            <text:p text:style-name="P48">2</text:p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F2" table:number-columns-spanned="6" office:value-type="string">
            <text:p text:style-name="P33">Apply to jobs here for full boost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7">UI Patterns – design Patterns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DevOps → agile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PHP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SQL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8">Java basics</text:p>
          </table:table-cell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Java OO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Java Advanced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Data Science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1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Machine Learning</text:p>
          </table:table-cell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1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6">Amazon Web Services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7">Drupal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49">How Browsers run on port level TCP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9">JS Ajax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9">JS JSON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42:48.939080560</meta:creation-date>
    <dc:date>2017-06-26T11:01:52.975501112</dc:date>
    <meta:editing-duration>PT4H57M21S</meta:editing-duration>
    <meta:editing-cycles>82</meta:editing-cycles>
    <meta:generator>LibreOffice/5.1.6.2$Linux_X86_64 LibreOffice_project/10m0$Build-2</meta:generator>
    <meta:document-statistic meta:table-count="1" meta:image-count="0" meta:object-count="0" meta:page-count="4" meta:paragraph-count="173" meta:word-count="394" meta:character-count="2253" meta:non-whitespace-character-count="2052"/>
  </office:meta>
</office:document-meta>
</file>